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a32a" officeooo:paragraph-rsid="001ea32a"/>
    </style:style>
    <style:style style:name="P2" style:family="paragraph" style:parent-style-name="Standard">
      <style:text-properties officeooo:paragraph-rsid="001ea32a"/>
    </style:style>
    <style:style style:name="P3" style:family="paragraph" style:parent-style-name="Standard">
      <style:text-properties officeooo:rsid="001f0238" officeooo:paragraph-rsid="001f0238"/>
    </style:style>
    <style:style style:name="P4" style:family="paragraph" style:parent-style-name="Standard" style:list-style-name="L9">
      <style:text-properties officeooo:rsid="001f0238" officeooo:paragraph-rsid="001f0238"/>
    </style:style>
    <style:style style:name="P5" style:family="paragraph" style:parent-style-name="Standard">
      <style:text-properties officeooo:paragraph-rsid="001f0238"/>
    </style:style>
    <style:style style:name="P6" style:family="paragraph" style:parent-style-name="Standard" style:list-style-name="L9">
      <style:text-properties officeooo:paragraph-rsid="001f0238"/>
    </style:style>
    <style:style style:name="T1" style:family="text">
      <style:text-properties officeooo:rsid="001ea32a"/>
    </style:style>
    <style:style style:name="T2" style:family="text">
      <style:text-properties officeooo:rsid="001f0238"/>
    </style:style>
    <style:style style:name="T3" style:family="text">
      <style:text-properties officeooo:rsid="002047c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I initialize the necessary variables and arrays.<text:line-break/>Variables: username, filename, GRID_SIZE, and NUM_SHIPS</text:p>
      <text:p text:style-name="P1"/>
      <text:p text:style-name="P1">The following functions are defined:</text:p>
      <text:p text:style-name="P1">Clear() - Uses system to clear the console</text:p>
      <text:p text:style-name="P2"><text:span text:style-name="T1">initializeGrid() - </text:span>Initializes both player and CPU grids with '-'</text:p>
      <text:p text:style-name="P2"><text:span text:style-name="T1">printGrids() - </text:span>Prints the player and CPU grids to the console, <text:span text:style-name="T1">hides CPU ships from the player.</text:span></text:p>
      <text:p text:style-name="P2"><text:span text:style-name="T1">IsValidMove() - </text:span>Checks if a given move (x, y) is within the grid boundaries</text:p>
      <text:p text:style-name="P2"><text:span text:style-name="T1">isCellEmpty() - </text:span>Checks if a given cell is within the grid boundaries and contains '-' <text:span text:style-name="T1">(this indicates an empty cell)</text:span></text:p>
      <text:p text:style-name="P2"><text:span text:style-name="T1">canPlaceShip() - </text:span>Helper function <text:span text:style-name="T1">for placeShips()</text:span> to check if a ship can be placed on the grid without overlapping</text:p>
      <text:p text:style-name="P2">placeShips() - Places ships randomly on both player and CPU grids without touching or overlapping.</text:p>
      <text:p text:style-name="P2">hasRemainingShips() - Checks if any ships remain on the provided grid</text:p>
      <text:p text:style-name="P2">isGameOver() - Checks if either player has no ships remaining, i.e., the game is over</text:p>
      <text:p text:style-name="P2">playerMove() - Takes input from the player for their move, validates it, and updates the grid accordingly</text:p>
      <text:p text:style-name="P2">CPUMove() - Generates a random move for the CPU, validates it, and updates the player's grid accordingly</text:p>
      <text:p text:style-name="P2">createRecordFile() - Creates a record file with a header for username, wins, and losses</text:p>
      <text:p text:style-name="P2">updateRecord() - Updates the record file with the player's win/loss statistics</text:p>
      <text:p text:style-name="P2"/>
      <text:p text:style-name="P3">the main() function:<text:line-break/>1. Initialize the game by taking the player's username as input and cleaning the console screen.</text:p>
      <text:p text:style-name="P3">2. Initialize the grids and place ships randomly on both player and CPU grids.</text:p>
      <text:p text:style-name="P5"><text:span text:style-name="T2">3. </text:span>Enter the game loop that continues until the game is over:</text:p>
      <text:list xml:id="list3135085885" text:style-name="L9">
        <text:list-item>
          <text:p text:style-name="P6">Print the grids to the console.</text:p>
        </text:list-item>
        <text:list-item>
          <text:p text:style-name="P6">Let the player make their move, validate it, and update the CPU's grid accordingly.</text:p>
        </text:list-item>
        <text:list-item>
          <text:p text:style-name="P4">Check if the game is over, if it’s over after the player’s move that means the player won.</text:p>
        </text:list-item>
        <text:list-item>
          <text:p text:style-name="P6"><text:span text:style-name="T2">L</text:span>et the CPU make its move randomly, validate it, and update the player's grid accordingly.</text:p>
        </text:list-item>
        <text:list-item>
          <text:p text:style-name="P6">Check if the game is over, <text:span text:style-name="T2">if it’s over after the CPU moves that means the CPU won.</text:span></text:p>
        </text:list-item>
      </text:list>
      <text:p text:style-name="P3">4. Update the record.csv file with a win or loss.</text:p>
      <text:p text:style-name="P3">5. End the game and display the win/loss message, display the current player’s win/loss count.</text:p>
      <text:p text:style-name="P3"/>
      <text:p text:style-name="P3">3. Inputs and Output (I/O): The program takes input from the player (username and moves) and outputs <text:span text:style-name="T3">the game’s grids and moves, a final message at the end, and the player’s win/loss record</text:span> to the console.</text:p>
      <text:p text:style-name="P3">4.Variables: Several variables are used throughout the program to store user data, grid size, ship placement, etc.</text:p>
      <text:p text:style-name="P3">5. Arrays: Two-dimensional arrays are used to represent the player and CPU grids for tracking ships and moves.</text:p>
      <text:p text:style-name="P3">6. File I/O: The program uses file I/O to create and updat<text:span text:style-name="T3">e a</text:span> file <text:span text:style-name="T3">record.csv </text:span>that keeps track of the player's win/loss record.</text:p>
      <text:p text:style-name="P3">7. Iteration (Loops): Loops are used for grid initialization, ship placement, checking game over condition, and while playing the game.</text:p>
      <text:p text:style-name="P3">8. Interaction: The program interacts with the user by taking input and displaying the game status and results.</text:p>
      <text:p text:style-name="P3">9. Control: Conditional statements and loops are used to control the flow of the program, validate moves, check game over conditions, <text:span text:style-name="T3">etc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3T09:05:13.165000000</meta:creation-date>
    <dc:date>2023-08-03T11:42:50.536000000</dc:date>
    <meta:editing-duration>PT2H37M38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2" meta:word-count="507" meta:character-count="3005" meta:non-whitespace-character-count="2535"/>
  </office:meta>
</office:document-meta>
</file>